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modi</text:p>
      <text:p text:style-name="Standard"/>
      <text:p text:style-name="Standard">Hier einfach eintragen wenn ihr Ideen für verschiedene Modi habt.</text:p>
      <text:p text:style-name="Standard"/>
      <text:list xml:id="list1759418202007320565" text:style-name="L1">
        <text:list-item>
          <text:p text:style-name="P2">1 Gegen 1(Standard eben)</text:p>
        </text:list-item>
        <text:list-item>
          <text:p text:style-name="P2">5 Gegen 5(jeder <text:s/>5 Chars wählen wenn einer tot ist kommt der Nächst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1S</meta:editing-duration>
    <meta:editing-cycles>3</meta:editing-cycles>
    <meta:generator>OpenOffice/4.1.2$Win32 OpenOffice.org_project/412m3$Build-9782</meta:generator>
    <dc:date>2015-12-10T18:37:37.20</dc:date>
    <meta:document-statistic meta:table-count="0" meta:image-count="0" meta:object-count="0" meta:page-count="1" meta:paragraph-count="4" meta:word-count="30" meta:character-count="169"/>
    <meta:user-defined meta:name="Info 1"/>
    <meta:user-defined meta:name="Info 2"/>
    <meta:user-defined meta:name="Info 3"/>
    <meta:user-defined meta:name="Info 4"/>
  </office:meta>
</office:document-meta>
</file>